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000000" draw:textarea-horizontal-align="justify" draw:textarea-vertical-align="middle" draw:auto-grow-height="false" fo:min-height="0.46cm" fo:min-width="1.198cm"/>
    </style:style>
    <style:style style:name="gr2" style:family="graphic" style:parent-style-name="standard">
      <style:graphic-properties draw:stroke="none" draw:fill-color="#000000" draw:textarea-horizontal-align="justify" draw:textarea-vertical-align="middle" draw:auto-grow-height="false" fo:min-height="0.15cm" fo:min-width="0.001cm"/>
    </style:style>
    <style:style style:name="gr3" style:family="graphic" style:parent-style-name="standard">
      <style:graphic-properties svg:stroke-color="#000000" draw:fill-color="#ffffff" draw:textarea-horizontal-align="justify" draw:textarea-vertical-align="middle" draw:auto-grow-height="false" fo:min-height="0.035cm" fo:min-width="0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draw:stroke="none" draw:fill="solid" draw:fill-color="#000000" draw:fill-hatch-solid="false" draw:textarea-horizontal-align="justify" draw:textarea-vertical-align="middle" draw:auto-grow-height="false" fo:min-height="0cm" fo:min-width="2.055cm"/>
    </style:style>
    <style:style style:name="gr6" style:family="graphic" style:parent-style-name="standard">
      <style:graphic-properties draw:stroke="none" draw:fill="solid" draw:fill-color="#000000" draw:fill-hatch-solid="false" draw:textarea-horizontal-align="justify" draw:textarea-vertical-align="middle" draw:auto-grow-height="false" fo:min-height="0cm" fo:min-width="11.327cm"/>
    </style:style>
    <style:style style:name="gr7" style:family="graphic" style:parent-style-name="standard">
      <style:graphic-properties draw:stroke="none" draw:fill="solid" draw:fill-color="#000000" draw:fill-hatch-solid="false" draw:textarea-horizontal-align="justify" draw:textarea-vertical-align="middle" draw:auto-grow-height="false" fo:min-height="0cm" fo:min-width="6.833cm"/>
    </style:style>
    <style:style style:name="gr8" style:family="graphic" style:parent-style-name="standard">
      <style:graphic-properties draw:stroke="dash" draw:stroke-dash="Ultrafine_20_Dashed" svg:stroke-color="#808080" draw:fill="none" draw:textarea-horizontal-align="justify" draw:textarea-vertical-align="middle" draw:auto-grow-height="false" fo:min-height="7.895cm" fo:min-width="7.877cm"/>
    </style:style>
    <style:style style:name="gr9" style:family="graphic" style:parent-style-name="standard">
      <style:graphic-properties draw:stroke="dash" draw:stroke-dash="Ultrafine_20_Dashed" svg:stroke-color="#808080" draw:fill="none" draw:textarea-horizontal-align="justify" draw:textarea-vertical-align="middle" draw:auto-grow-height="false" fo:min-height="9.667cm" fo:min-width="9.333cm"/>
    </style:style>
    <style:style style:name="gr10" style:family="graphic" style:parent-style-name="standard">
      <style:graphic-properties draw:stroke="dash" draw:stroke-dash="Ultrafine_20_Dashed" svg:stroke-color="#808080" draw:fill="none" draw:textarea-horizontal-align="justify" draw:textarea-vertical-align="middle" draw:auto-grow-height="false" fo:min-height="12.595cm" fo:min-width="12.307cm"/>
    </style:style>
    <style:style style:name="gr11" style:family="graphic" style:parent-style-name="standard">
      <style:graphic-properties draw:stroke="none" draw:fill="solid" draw:fill-color="#000000" draw:fill-hatch-solid="false" draw:textarea-horizontal-align="justify" draw:textarea-vertical-align="middle" draw:auto-grow-height="false" fo:min-height="0cm" fo:min-width="5.578cm"/>
    </style:style>
    <style:style style:name="gr12" style:family="graphic" style:parent-style-name="standard">
      <style:graphic-properties draw:stroke="none" draw:fill="solid" draw:fill-color="#000000" draw:fill-hatch-solid="false" draw:textarea-horizontal-align="justify" draw:textarea-vertical-align="middle" draw:auto-grow-height="false" fo:min-height="0cm" fo:min-width="7.544cm"/>
    </style:style>
    <style:style style:name="gr13" style:family="graphic" style:parent-style-name="standard">
      <style:graphic-properties draw:stroke="none" svg:stroke-color="#000000" draw:fill="none" draw:fill-color="#ffffff" draw:textarea-horizontal-align="left" draw:auto-grow-height="true" draw:auto-grow-width="true" fo:min-height="0.954cm" fo:min-width="1.577cm"/>
    </style:style>
    <style:style style:name="gr14"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15" style:family="graphic" style:parent-style-name="standard">
      <style:graphic-properties draw:stroke="none" svg:stroke-color="#000000" draw:fill="solid" draw:fill-color="#000000" draw:textarea-horizontal-align="left" draw:textarea-vertical-align="middle" draw:auto-grow-height="true" draw:auto-grow-width="false" fo:min-height="1.231cm" fo:min-width="0.747cm" draw:shadow="hidden"/>
    </style:style>
    <style:style style:name="gr16" style:family="graphic" style:parent-style-name="standard">
      <style:graphic-properties draw:stroke="none" svg:stroke-color="#000000" draw:fill="none" draw:fill-color="#ffffff" draw:textarea-horizontal-align="left" draw:auto-grow-height="true" draw:auto-grow-width="true" fo:min-height="1.231cm" fo:min-width="4.175cm"/>
    </style:style>
    <style:style style:name="gr17" style:family="graphic" style:parent-style-name="standard">
      <style:graphic-properties draw:stroke="solid" svg:stroke-color="#000000" draw:fill="solid" draw:fill-color="#e6e6e6" draw:textarea-horizontal-align="left" draw:auto-grow-height="true" draw:auto-grow-width="true" fo:min-height="0.712cm" fo:min-width="0.777cm"/>
    </style:style>
    <style:style style:name="gr18" style:family="graphic" style:parent-style-name="standard">
      <style:graphic-properties draw:stroke="solid" svg:stroke-color="#000000" draw:fill="solid" draw:fill-color="#e6e6e6" draw:textarea-horizontal-align="left" draw:auto-grow-height="true" draw:auto-grow-width="false" fo:min-height="0.712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954cm" fo:min-width="7.288cm"/>
    </style:style>
    <style:style style:name="gr20" style:family="graphic" style:parent-style-name="standard">
      <style:graphic-properties draw:stroke="none" draw:fill-color="#000000" draw:textarea-horizontal-align="justify" draw:textarea-vertical-align="middle" draw:auto-grow-height="false" fo:min-height="0.549cm" fo:min-width="0.333cm"/>
    </style:style>
    <style:style style:name="gr21" style:family="graphic" style:parent-style-name="standard">
      <style:graphic-properties draw:stroke="none" draw:fill-color="#000000" draw:textarea-horizontal-align="justify" draw:textarea-vertical-align="middle" draw:auto-grow-height="false" fo:min-height="0.084cm" fo:min-width="0cm"/>
    </style:style>
    <style:style style:name="gr22" style:family="graphic" style:parent-style-name="standard">
      <style:graphic-properties draw:stroke="none" draw:fill-color="#808080" draw:textarea-horizontal-align="justify" draw:textarea-vertical-align="middle" draw:auto-grow-height="false" fo:min-height="0cm" fo:min-width="0cm"/>
    </style:style>
    <style:style style:name="gr23" style:family="graphic" style:parent-style-name="standard">
      <style:graphic-properties draw:stroke="none" draw:fill-color="#000000" draw:textarea-horizontal-align="justify" draw:textarea-vertical-align="middle" draw:auto-grow-height="false" fo:min-height="0.374cm" fo:min-width="0.146cm"/>
    </style:style>
    <style:style style:name="gr24" style:family="graphic" style:parent-style-name="standard">
      <style:graphic-properties draw:stroke="none" draw:fill-color="#808080" draw:textarea-horizontal-align="justify" draw:textarea-vertical-align="middle" draw:auto-grow-height="false" fo:min-height="0.279cm" fo:min-width="0.015cm"/>
    </style:style>
    <style:style style:name="gr25" style:family="graphic" style:parent-style-name="standard">
      <style:graphic-properties draw:stroke="none" draw:fill-color="#808080" draw:textarea-horizontal-align="justify" draw:textarea-vertical-align="middle" draw:auto-grow-height="false" fo:min-height="0.201cm" fo:min-width="0cm"/>
    </style:style>
    <style:style style:name="gr26" style:family="graphic" style:parent-style-name="standard">
      <style:graphic-properties draw:stroke="solid" svg:stroke-color="#000000" draw:fill-color="#e6e6e6" draw:textarea-horizontal-align="justify" draw:textarea-vertical-align="middle" draw:auto-grow-height="false" fo:min-height="0.18cm" fo:min-width="0cm"/>
    </style:style>
    <style:style style:name="gr27" style:family="graphic" style:parent-style-name="standard">
      <style:graphic-properties draw:stroke="solid" svg:stroke-color="#000000" draw:fill-color="#e6e6e6" draw:textarea-horizontal-align="justify" draw:textarea-vertical-align="middle" draw:auto-grow-height="false" fo:min-height="0.17cm" fo:min-width="0cm"/>
    </style:style>
    <style:style style:name="gr28" style:family="graphic" style:parent-style-name="standard">
      <style:graphic-properties draw:stroke="solid" svg:stroke-color="#000000" draw:fill-color="#e6e6e6" draw:textarea-horizontal-align="justify" draw:textarea-vertical-align="middle" draw:auto-grow-height="false" fo:min-height="0.372cm" fo:min-width="0.114cm"/>
    </style:style>
    <style:style style:name="gr29" style:family="graphic" style:parent-style-name="standard">
      <style:graphic-properties draw:stroke="solid" svg:stroke-color="#000000" draw:fill-color="#e6e6e6" draw:textarea-horizontal-align="justify" draw:textarea-vertical-align="middle" draw:auto-grow-height="false" fo:min-height="0.36cm" fo:min-width="0.053cm"/>
    </style:style>
    <style:style style:name="gr30" style:family="graphic" style:parent-style-name="standard">
      <style:graphic-properties draw:stroke="solid" svg:stroke-color="#000000" draw:fill-color="#e6e6e6" draw:textarea-horizontal-align="justify" draw:textarea-vertical-align="middle" draw:auto-grow-height="false" fo:min-height="0.261cm" fo:min-width="0.059cm"/>
    </style:style>
    <style:style style:name="gr31" style:family="graphic" style:parent-style-name="standard">
      <style:graphic-properties draw:stroke="none" draw:fill-color="#c0c0c0" draw:textarea-horizontal-align="justify" draw:textarea-vertical-align="middle" draw:auto-grow-height="false" fo:min-height="0.752cm" fo:min-width="1.9cm"/>
    </style:style>
    <style:style style:name="gr32" style:family="graphic" style:parent-style-name="standard">
      <style:graphic-properties draw:stroke="none" draw:fill-color="#c0c0c0" draw:textarea-horizontal-align="justify" draw:textarea-vertical-align="middle" draw:auto-grow-height="false" fo:min-height="0.95cm" fo:min-width="0.501cm"/>
    </style:style>
    <style:style style:name="gr33" style:family="graphic" style:parent-style-name="standard">
      <style:graphic-properties draw:stroke="none" svg:stroke-color="#000000" draw:fill-color="#ffffff" draw:textarea-horizontal-align="justify" draw:textarea-vertical-align="middle" draw:auto-grow-height="false" fo:min-height="0.151cm" fo:min-width="0cm"/>
    </style:style>
    <style:style style:name="gr34" style:family="graphic" style:parent-style-name="objectwithoutfill">
      <style:graphic-properties draw:stroke="dash" draw:stroke-dash="Ultrafine_20_Dashed" svg:stroke-width="0.1cm" svg:stroke-color="#808080" draw:marker-start-width="0.5cm" draw:marker-end="Arrow_20_concave" draw:marker-end-width="0.6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6.725cm"/>
    </style:style>
    <style:style style:name="gr36" style:family="graphic" style:parent-style-name="standard" style:list-style-name="L2">
      <style:graphic-properties draw:stroke="solid" svg:stroke-color="#808080" draw:fill="solid" draw:fill-color="#ffffff" draw:textarea-horizontal-align="left" draw:auto-grow-height="true" draw:auto-grow-width="false" fo:min-height="8.841cm" fo:min-width="0cm" draw:shadow="visible"/>
    </style:style>
    <style:style style:name="gr37" style:family="graphic" style:parent-style-name="standard">
      <style:graphic-properties draw:stroke="none" svg:stroke-color="#000000" draw:fill="none" draw:fill-color="#ffffff" draw:textarea-horizontal-align="left" draw:auto-grow-height="true" draw:auto-grow-width="false" fo:min-height="2.395cm" fo:min-width="0cm"/>
    </style:style>
    <style:style style:name="gr38" style:family="graphic" style:parent-style-name="objectwithoutfill">
      <style:graphic-properties draw:marker-end="Arrow" draw:marker-end-width="0.3cm" draw:fill="none" draw:textarea-vertical-align="middle"/>
    </style:style>
    <style:style style:name="P1" style:family="paragraph">
      <loext:graphic-properties draw:fill-color="#000000"/>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000000" draw:fill-hatch-solid="false"/>
      <style:paragraph-properties fo:text-align="center"/>
    </style:style>
    <style:style style:name="P5" style:family="paragraph">
      <loext:graphic-properties draw:fill="none" draw:fill-color="#ffffff"/>
      <style:text-properties fo:font-size="24pt" style:font-size-asian="24pt" style:font-size-complex="24pt"/>
    </style:style>
    <style:style style:name="P6" style:family="paragraph">
      <loext:graphic-properties draw:fill="solid" draw:fill-color="#000000"/>
      <style:paragraph-properties fo:text-align="center"/>
      <style:text-properties fo:font-size="24pt" fo:font-style="italic" style:font-size-asian="24pt" style:font-style-asian="italic" style:font-size-complex="24pt" style:font-style-complex="italic"/>
    </style:style>
    <style:style style:name="P7" style:family="paragraph">
      <loext:graphic-properties draw:fill="none" draw:fill-color="#ffffff"/>
      <style:text-properties fo:font-size="24pt" fo:font-style="italic" style:font-size-asian="24pt" style:font-style-asian="italic" style:font-size-complex="24pt" style:font-style-complex="italic"/>
    </style:style>
    <style:style style:name="P8" style:family="paragraph">
      <loext:graphic-properties draw:fill="solid" draw:fill-color="#e6e6e6"/>
    </style:style>
    <style:style style:name="P9" style:family="paragraph">
      <loext:graphic-properties draw:fill-color="#808080"/>
      <style:paragraph-properties fo:text-align="center"/>
    </style:style>
    <style:style style:name="P10" style:family="paragraph">
      <loext:graphic-properties draw:fill-color="#e6e6e6"/>
      <style:paragraph-properties fo:text-align="center"/>
    </style:style>
    <style:style style:name="P11" style:family="paragraph">
      <loext:graphic-properties draw:fill-color="#c0c0c0"/>
      <style:paragraph-properties fo:text-align="center"/>
    </style:style>
    <style:style style:name="P12" style:family="paragraph">
      <loext:graphic-properties draw:fill="none" draw:fill-color="#ffffff"/>
    </style:style>
    <style:style style:name="P13" style:family="paragraph">
      <loext:graphic-properties draw:fill="solid" draw:fill-color="#ffffff"/>
      <style:text-properties fo:font-size="28pt" style:font-size-asian="28pt" style:font-size-complex="28pt"/>
    </style:style>
    <style:style style:name="P14"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4pt" fo:font-style="italic" style:font-size-asian="24pt" style:font-style-asian="italic" style:font-size-complex="24pt" style:font-style-complex="italic"/>
    </style:style>
    <style:style style:name="T3" style:family="text">
      <style:text-properties style:text-position="sub 58%" fo:font-size="24pt" fo:font-style="italic" style:font-size-asian="24pt" style:font-style-asian="italic" style:font-size-complex="24pt" style:font-style-complex="italic"/>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4cm" svg:height="1.002cm" svg:x="24.318cm" svg:y="17.9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001cm" svg:height="1.199cm" draw:transform="skewX (-0.000872664625997168) rotate (1.62018914462634) translate (23.767cm 18.97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4cm" svg:height="0.401cm" svg:x="25.918cm" svg:y="18.1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line draw:style-name="gr4" draw:text-style-name="P3" draw:layer="layout" svg:x1="27.076cm" svg:y1="18.497cm" svg:x2="31.153cm" svg:y2="18.557cm">
          <text:p/>
        </draw:line>
        <draw:line draw:style-name="gr4" draw:text-style-name="P3" draw:layer="layout" svg:x1="26.773cm" svg:y1="17.564cm" svg:x2="35.668cm" svg:y2="10.252cm">
          <text:p/>
        </draw:line>
        <draw:line draw:style-name="gr4" draw:text-style-name="P3" draw:layer="layout" svg:x1="24.821cm" svg:y1="17.434cm" svg:x2="23.389cm" svg:y2="10.754cm">
          <text:p/>
        </draw:line>
        <draw:line draw:style-name="gr4" draw:text-style-name="P3" draw:layer="layout" svg:x1="17.524cm" svg:y1="24.986cm" svg:x2="24.148cm" svg:y2="19.126cm">
          <text:p/>
        </draw:line>
        <draw:custom-shape draw:style-name="gr5" draw:text-style-name="P4" draw:layer="layout" svg:width="2.555cm" svg:height="0.132cm" draw:transform="rotate (-0.0174532925199433) translate (28.669cm 18.452cm)">
          <text:p/>
          <draw:enhanced-geometry svg:viewBox="0 0 21600 21600" draw:mirror-horizontal="false" draw:mirror-vertical="false" draw:type="rectangle" draw:enhanced-path="M 0 0 L 21600 0 21600 21600 0 21600 0 0 Z N"/>
        </draw:custom-shape>
        <draw:custom-shape draw:style-name="gr6" draw:text-style-name="P4" draw:layer="layout" svg:width="11.827cm" svg:height="0.072cm" draw:transform="rotate (0.683470935080979) translate (26.511cm 17.707cm)">
          <text:p/>
          <draw:enhanced-geometry svg:viewBox="0 0 21600 21600" draw:mirror-horizontal="false" draw:mirror-vertical="false" draw:type="rectangle" draw:enhanced-path="M 0 0 L 21600 0 21600 21600 0 21600 0 0 Z N"/>
        </draw:custom-shape>
        <draw:custom-shape draw:style-name="gr7" draw:text-style-name="P4" draw:layer="layout" svg:width="7.333cm" svg:height="0.089cm" draw:transform="rotate (1.78302836383741) translate (24.662cm 16.877cm)">
          <text:p/>
          <draw:enhanced-geometry svg:viewBox="0 0 21600 21600" draw:mirror-horizontal="false" draw:mirror-vertical="false" draw:type="rectangle" draw:enhanced-path="M 0 0 L 21600 0 21600 21600 0 21600 0 0 Z N"/>
        </draw:custom-shape>
        <draw:custom-shape draw:style-name="gr8" draw:text-style-name="P3" draw:layer="layout" svg:width="11.845cm" svg:height="11.517cm" svg:x="19.347cm" svg:y="12.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3.905cm" svg:height="14.023cm" svg:x="18.257cm" svg:y="1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8.109cm" svg:height="18.163cm" svg:x="15.972cm" svg:y="9.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6.078cm" svg:height="0.083cm" draw:transform="rotate (-0.811403569252164) translate (25.951cm 19.171cm)">
          <text:p/>
          <draw:enhanced-geometry svg:viewBox="0 0 21600 21600" draw:mirror-horizontal="false" draw:mirror-vertical="false" draw:type="rectangle" draw:enhanced-path="M 0 0 L 21600 0 21600 21600 0 21600 0 0 Z N"/>
        </draw:custom-shape>
        <draw:custom-shape draw:style-name="gr7" draw:text-style-name="P4" draw:layer="layout" svg:width="7.333cm" svg:height="0.068cm" draw:transform="rotate (-2.42077167251613) translate (23.034cm 20.154cm)">
          <text:p/>
          <draw:enhanced-geometry svg:viewBox="0 0 21600 21600" draw:mirror-horizontal="false" draw:mirror-vertical="false" draw:type="rectangle" draw:enhanced-path="M 0 0 L 21600 0 21600 21600 0 21600 0 0 Z N"/>
        </draw:custom-shape>
        <draw:custom-shape draw:style-name="gr12" draw:text-style-name="P4" draw:layer="layout" svg:width="8.044cm" svg:height="0.065cm" draw:transform="rotate (-0.313635666583381) translate (15.607cm 15.4cm)">
          <text:p/>
          <draw:enhanced-geometry svg:viewBox="0 0 21600 21600" draw:mirror-horizontal="false" draw:mirror-vertical="false" draw:type="rectangle" draw:enhanced-path="M 0 0 L 21600 0 21600 21600 0 21600 0 0 Z N"/>
        </draw:custom-shape>
        <draw:frame draw:style-name="gr13" draw:text-style-name="P5" draw:layer="layout" svg:width="2.077cm" svg:height="1.204cm" svg:x="30.723cm" svg:y="22.985cm">
          <draw:text-box>
            <text:p><text:span text:style-name="T1">R=1</text:span></text:p>
          </draw:text-box>
        </draw:frame>
        <draw:frame draw:style-name="gr13" draw:text-style-name="P5" draw:layer="layout" svg:width="2.077cm" svg:height="1.204cm" svg:x="13.734cm" svg:y="13.207cm">
          <draw:text-box>
            <text:p><text:span text:style-name="T1">R=2</text:span></text:p>
          </draw:text-box>
        </draw:frame>
        <draw:frame draw:style-name="gr13" draw:text-style-name="P5" draw:layer="layout" svg:width="2.077cm" svg:height="1.204cm" svg:x="36.082cm" svg:y="10.749cm">
          <draw:text-box>
            <text:p><text:span text:style-name="T1">R=3</text:span></text:p>
          </draw:text-box>
        </draw:frame>
        <draw:g>
          <draw:path draw:style-name="gr14" draw:text-style-name="P6" draw:layer="layout" svg:width="0.556cm" svg:height="0.582cm" draw:transform="rotate (0.62168627956038) translate (17.8464778769057cm 23.0490399848203cm)" svg:viewBox="0 0 557 583" svg:d="M207 583c-28 0-55 0-82 0-42-194-83-389-125-583 27 0 53 0 80 0 28 137 55 274 82 410 5 35 10 69 15 103 18-34 36-68 55-103 80-136 160-273 239-410 29 0 58 0 86 0-116 194-233 389-350 583z">
            <text:p/>
          </draw:path>
          <draw:path draw:style-name="gr14" draw:text-style-name="P6" draw:layer="layout" svg:width="0.171cm" svg:height="0.263cm" draw:transform="rotate (0.62168627956038) translate (18.6441357697897cm 23.3073834691259cm)" svg:viewBox="0 0 172 264" svg:d="M164 39c-7-2-14-3-22-3-16 0-32 9-45 27-14 17-23 39-27 66l-27 135h-43l39-199 6-33 4-27h41l-8 53c11-21 21-36 32-45 10-9 22-13 35-13 7 0 15 1 23 3z">
            <text:p/>
          </draw:path>
          <draw:path draw:style-name="gr14" draw:text-style-name="P6" draw:layer="layout" svg:width="0.411cm" svg:height="0.429cm" draw:transform="rotate (0.62168627956038) translate (18.5851486729747cm 22.6292215449947cm)" svg:viewBox="0 0 412 430" svg:d="M0 258c0-28 0-57 0-85 137-58 274-115 412-173 0 21 0 42 0 64-119 50-237 101-355 151 118 51 236 101 355 152 0 21 0 42 0 63-138-57-275-115-412-172z">
            <text:p/>
          </draw:path>
          <draw:path draw:style-name="gr14" draw:text-style-name="P6" draw:layer="layout" svg:width="0.464cm" svg:height="0.622cm" draw:transform="rotate (0.62168627956038) translate (19.0894940408521cm 22.120336174349cm)" svg:viewBox="0 0 465 623" svg:d="M137 623c-43 0-77-14-101-40s-36-62-36-107c0-56 8-110 25-163s41-92 72-117 70-38 118-38c34 0 61 7 83 22 21 14 36 34 45 60h2l11-67 34-173h75l-101 522c-8 38-14 69-16 92h-71c0-14 3-36 8-66h-2c-20 26-41 45-63 57-23 12-50 18-83 18zM159 565c27 0 50-6 70-17 19-11 36-28 49-50 14-23 24-51 32-85s12-64 12-91c0-34-9-61-26-80-18-19-42-29-73-29-34 0-61 10-80 30-20 20-36 53-47 98-12 46-18 86-18 122 0 34 6 59 19 76s34 26 62 26z">
            <text:p/>
          </draw:path>
        </draw:g>
        <draw:g>
          <draw:path draw:style-name="gr14" draw:text-style-name="P6" draw:layer="layout" svg:width="0.557cm" svg:height="0.582cm" draw:transform="rotate (0.0216420827247297) translate (28.9599507189547cm 18.8319630450711cm)" svg:viewBox="0 0 558 583" svg:d="M207 583c-28 0-55 0-82 0-42-194-83-389-125-583 27 0 53 0 80 0 28 137 55 274 82 410 5 35 10 69 15 103 18-34 36-68 55-103 80-136 160-273 239-410 29 0 58 0 87 0-117 194-234 389-351 583z">
            <text:p/>
          </draw:path>
          <draw:path draw:style-name="gr14" draw:text-style-name="P6" draw:layer="layout" svg:width="0.171cm" svg:height="0.263cm" draw:transform="rotate (0.0216420827247297) translate (29.4723851524683cm 19.495597297738cm)" svg:viewBox="0 0 172 264" svg:d="M164 39c-7-2-14-3-22-3-16 0-32 9-45 27-14 17-23 39-27 66l-27 135h-43l39-199 6-33 4-27h41l-8 53c11-21 21-36 32-45 10-9 22-13 35-13 7 0 15 1 23 3z">
            <text:p/>
          </draw:path>
          <draw:path draw:style-name="gr14" draw:text-style-name="P6" draw:layer="layout" svg:width="0.411cm" svg:height="0.429cm" draw:transform="rotate (0.0216420827247297) translate (29.8066462360348cm 18.9025942615358cm)" svg:viewBox="0 0 412 430" svg:d="M0 258c0-28 0-57 0-85 137-58 274-115 412-173 0 21 0 42 0 64-119 50-237 101-355 151 118 51 236 101 355 152 0 21 0 42 0 63-138-57-275-115-412-172z">
            <text:p/>
          </draw:path>
          <draw:path draw:style-name="gr14" draw:text-style-name="P6" draw:layer="layout" svg:width="0.464cm" svg:height="0.622cm" draw:transform="rotate (0.0216420827247297) translate (30.5102447006066cm 18.7673989538927cm)" svg:viewBox="0 0 465 623" svg:d="M137 623c-43-1-77-14-101-40s-36-62-36-107c0-56 8-110 25-163s41-92 72-117 70-38 118-38c34 0 61 7 83 22 21 14 36 34 45 60h2l12-67 33-173h75l-101 522c-8 38-14 69-16 92h-71c0-14 3-36 8-66h-2c-20 26-41 45-63 57-23 12-50 17-83 18zM159 565c27 0 50-6 70-17 19-11 36-28 49-50 14-23 24-51 32-85s12-64 12-91c0-34-9-61-26-80-18-19-42-29-73-29-34 0-61 10-80 30-20 20-36 53-47 98-12 46-18 86-18 122 0 34 6 59 19 76s34 26 62 26z">
            <text:p/>
          </draw:path>
        </draw:g>
        <draw:g>
          <draw:path draw:style-name="gr14" draw:text-style-name="P6" draw:layer="layout" svg:width="0.557cm" svg:height="0.582cm" draw:transform="rotate (-1.27251955762907) translate (24.6664433110596cm 11.6278194119047cm)" svg:viewBox="0 0 558 583" svg:d="M207 583c-28 0-55 0-82 0-42-194-83-389-125-583 27 0 53 0 80 0 28 137 55 274 82 410 5 35 10 69 15 103 18-34 36-68 55-103 80-136 160-273 239-410 29 0 58 0 87 0-117 194-234 389-351 583z">
            <text:p/>
          </draw:path>
          <draw:path draw:style-name="gr14" draw:text-style-name="P6" draw:layer="layout" svg:width="0.171cm" svg:height="0.263cm" draw:transform="rotate (-1.27251955762907) translate (24.1679964297279cm 12.30202277622cm)" svg:viewBox="0 0 172 264" svg:d="M164 39c-7-2-14-3-22-3-16 0-32 9-45 27-14 17-23 39-27 66l-27 135h-43l39-199 6-33 4-27h41l-8 53c11-21 21-36 32-45 10-9 22-13 35-13 7 0 15 1 23 3z">
            <text:p/>
          </draw:path>
          <draw:path draw:style-name="gr14" draw:text-style-name="P6" draw:layer="layout" svg:width="0.411cm" svg:height="0.429cm" draw:transform="rotate (-1.27251955762907) translate (24.8297468336826cm 12.4616143668438cm)" svg:viewBox="0 0 412 430" svg:d="M0 258c0-28 0-57 0-85 137-58 274-115 412-173 0 21 0 42 0 64-119 50-237 101-355 151 118 51 236 101 355 152 0 21 0 42 0 63-138-57-275-115-412-172z">
            <text:p/>
          </draw:path>
          <draw:path draw:style-name="gr14" draw:text-style-name="P6" draw:layer="layout" svg:width="0.464cm" svg:height="0.622cm" draw:transform="rotate (-1.27251955762907) translate (25.151968716001cm 13.1015375099725cm)" svg:viewBox="0 0 465 623" svg:d="M137 623c-43 0-77-14-101-40s-36-62-36-107c0-56 8-110 25-163s41-92 72-117 70-38 118-38c34 0 61 7 83 22 21 14 36 34 45 60h2l12-67 33-173h75l-101 522c-8 38-14 69-16 92h-71c0-14 3-36 8-66h-2c-20 26-41 45-63 57-23 12-50 18-83 18zM159 565c27 0 50-6 70-17 19-11 36-28 49-50 14-23 24-51 32-85s12-64 12-91c0-34-9-61-26-80-18-19-42-29-73-29-34 0-61 10-80 30-20 20-36 53-47 98-12 46-18 86-18 122 0 34 6 59 19 76s34 26 62 26z">
            <text:p/>
          </draw:path>
        </draw:g>
        <draw:g>
          <draw:path draw:style-name="gr14" draw:text-style-name="P6" draw:layer="layout" svg:width="0.464cm" svg:height="0.622cm" draw:transform="rotate (0.658163660927062) translate (31.0334549325457cm 12.5449957243474cm)" svg:viewBox="0 0 465 623" svg:d="M137 623c-43 0-77-14-101-40s-36-62-36-107c0-56 8-110 25-163s41-92 72-117 70-38 118-38c34 0 61 7 83 22 21 14 36 34 45 60h2l12-67 33-173h75l-101 522c-8 38-14 69-16 92h-71c0-14 3-36 8-66h-2c-20 26-41 45-63 57-23 12-50 18-83 18zM159 565c27 0 50-6 70-17 19-11 36-28 49-50 14-23 24-51 32-85s12-64 12-91c0-34-9-61-27-80-17-19-41-29-72-29-34 0-61 10-80 30-20 20-36 53-47 98-12 46-18 86-18 122 0 34 6 59 19 76s34 26 62 26z">
            <text:p/>
          </draw:path>
          <draw:path draw:style-name="gr14" draw:text-style-name="P6" draw:layer="layout" svg:width="0.256cm" svg:height="0.346cm" draw:transform="rotate (0.658163660927061) translate (31.7755079819817cm 12.7641781583244cm)" svg:viewBox="0 0 257 347" svg:d="M124 152c29 0 51-6 66-17 14-12 21-29 21-51 0-15-4-27-14-36-10-8-23-13-39-13-19 0-35 5-49 15-13 10-23 24-28 41l-43-3c9-30 24-52 46-66 21-15 47-22 77-22s53 7 70 22c18 15 26 35 26 60s-7 45-23 60c-15 16-37 25-65 29v1c21 4 37 12 49 25 11 12 17 28 17 48s-5 38-14 53c-10 16-24 28-42 37-19 8-40 12-64 12-21 0-39-3-55-10-15-7-28-17-39-30-10-13-17-28-21-45l39-12c5 19 15 34 29 45s31 17 50 17c23 0 40-6 53-18s19-28 19-48c0-18-6-32-18-42s-28-15-49-15h-30l8-37z">
            <text:p/>
          </draw:path>
        </draw:g>
        <draw:g>
          <draw:path draw:style-name="gr15" draw:text-style-name="P6" draw:layer="layout" svg:width="0.464cm" svg:height="0.622cm" draw:transform="rotate (-0.271049632834721) translate (17.7785590719573cm 15.0019317990411cm)" svg:viewBox="0 0 465 623" svg:d="M137 623c-43 0-77-14-101-40s-36-61-36-107c0-56 8-110 25-163s41-92 72-117 70-38 118-38c34 0 61 7 83 22 21 14 36 34 45 60h2l12-67 33-173h75l-101 522c-8 38-14 69-16 92h-71c0-14 3-36 8-66h-2c-20 26-41 45-63 57-23 12-50 18-83 18zM159 565c27 0 50-6 70-17 19-11 36-28 49-50 14-23 24-51 32-85s12-64 12-91c0-34-9-61-26-80-18-19-42-29-73-29-34 0-61 10-80 30-20 20-36 53-47 98-12 46-18 86-18 122 0 34 6 59 19 76s34 26 62 26z">
            <text:p/>
          </draw:path>
          <draw:path draw:style-name="gr15" draw:text-style-name="P6" draw:layer="layout" svg:width="0.268cm" svg:height="0.341cm" draw:transform="rotate (-0.271049632834721) translate (18.0331883335796cm 15.7237470387056cm)" svg:viewBox="0 0 269 342" svg:d="M0 342l6-30c9-15 18-28 29-40 11-11 22-22 34-31 12-10 24-19 36-26 13-8 24-16 36-23 11-7 22-15 32-22s19-15 26-23c8-8 14-17 18-26 4-10 6-21 6-33 0-16-5-28-15-38s-23-15-40-15-33 5-45 15c-13 9-23 23-29 42l-41-8c9-28 23-48 43-63 20-14 45-21 75-21 29 0 52 8 71 23 18 16 27 36 27 61 0 17-4 33-12 49-9 15-21 30-37 44-17 15-41 32-74 53-24 15-43 28-57 40-15 12-26 24-33 36h174l-7 36z">
            <text:p/>
          </draw:path>
        </draw:g>
        <draw:g>
          <draw:path draw:style-name="gr14" draw:text-style-name="P6" draw:layer="layout" svg:width="0.464cm" svg:height="0.622cm" draw:transform="rotate (-0.783303768295055) translate (28.7181262859428cm 20.5461609219315cm)" svg:viewBox="0 0 465 623" svg:d="M137 623c-43 0-77-14-101-40s-36-61-36-107c0-56 8-110 25-163s41-92 72-117 70-38 118-38c34 0 61 7 83 22 21 14 36 34 45 60h2l11-67 34-173h75l-101 522c-8 38-14 69-16 92h-71c0-14 3-36 8-66h-2c-20 26-41 45-63 57-23 12-50 18-83 18zM159 565c27 0 50-6 70-17 19-11 36-28 49-50 14-23 24-51 32-85s12-64 12-91c0-34-9-61-27-80-17-19-41-29-72-29-34 0-61 10-80 30-20 20-36 53-47 98-12 46-18 86-18 122 0 34 6 59 19 76s34 26 62 26z">
            <text:p/>
          </draw:path>
          <draw:path draw:style-name="gr14" draw:text-style-name="P6" draw:layer="layout" svg:width="0.218cm" svg:height="0.337cm" draw:transform="rotate (-0.783303768295056) translate (28.5938223158186cm 21.3146321527869cm)" svg:viewBox="0 0 219 338" svg:d="M0 338c2-13 5-25 7-37 29 0 58 0 86 0 17-86 34-171 50-256-29 17-58 35-86 53 2-14 5-29 8-43 30-18 60-37 90-55 14 0 27 0 40 0-19 100-39 201-58 301 27 0 54 0 82 0-3 12-5 24-7 37-71 0-141 0-212 0z">
            <text:p/>
          </draw:path>
        </draw:g>
        <draw:frame draw:style-name="gr16" draw:text-style-name="P7" draw:layer="layout" svg:width="4.675cm" svg:height="1.481cm" svg:x="40.48cm" svg:y="3.202cm">
          <draw:text-box>
            <text:p><text:span text:style-name="T2">d</text:span><text:span text:style-name="T3">1</text:span><text:span text:style-name="T2"> &lt; d</text:span><text:span text:style-name="T3">2</text:span><text:span text:style-name="T2"> &lt; d</text:span><text:span text:style-name="T3">3</text:span></text:p>
          </draw:text-box>
        </draw:frame>
        <draw:frame draw:style-name="gr17" draw:text-style-name="P8" draw:layer="layout" svg:width="1.277cm" svg:height="0.962cm" svg:x="32.15cm" svg:y="18.172cm">
          <draw:text-box>
            <text:p>P1</text:p>
          </draw:text-box>
        </draw:frame>
        <draw:frame draw:style-name="gr17" draw:text-style-name="P8" draw:layer="layout" svg:width="1.277cm" svg:height="0.962cm" svg:x="29.201cm" svg:y="24.429cm">
          <draw:text-box>
            <text:p>P2</text:p>
          </draw:text-box>
        </draw:frame>
        <draw:frame draw:style-name="gr17" draw:text-style-name="P8" draw:layer="layout" svg:width="1.277cm" svg:height="0.962cm" svg:x="20.897cm" svg:y="8.987cm">
          <draw:text-box>
            <text:p>P3</text:p>
          </draw:text-box>
        </draw:frame>
        <draw:frame draw:style-name="gr18" draw:text-style-name="P8" draw:layer="layout" svg:width="1.277cm" svg:height="0.962cm" svg:x="15.139cm" svg:y="24.697cm">
          <draw:text-box>
            <text:p>P4</text:p>
          </draw:text-box>
        </draw:frame>
        <draw:frame draw:style-name="gr17" draw:text-style-name="P8" draw:layer="layout" svg:width="1.277cm" svg:height="0.962cm" svg:x="13.906cm" svg:y="15.995cm">
          <draw:text-box>
            <text:p>P5</text:p>
          </draw:text-box>
        </draw:frame>
        <draw:frame draw:style-name="gr18" draw:text-style-name="P8" draw:layer="layout" svg:width="1.277cm" svg:height="0.962cm" svg:x="33.708cm" svg:y="8.998cm">
          <draw:text-box>
            <text:p>P6</text:p>
          </draw:text-box>
        </draw:frame>
        <draw:frame draw:style-name="gr19" draw:text-style-name="P5" draw:layer="layout" svg:width="7.788cm" svg:height="1.204cm" svg:x="40.434cm" svg:y="2.037cm">
          <draw:text-box>
            <text:p><text:span text:style-name="T1">P1, P3, P4 invisible</text:span></text:p>
          </draw:text-box>
        </draw:frame>
        <draw:custom-shape draw:style-name="gr20" draw:text-style-name="P1" draw:layer="layout" svg:width="1.177cm" svg:height="1.129cm" svg:x="35.669cm" svg:y="9.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491cm" svg:height="0.47cm" svg:x="30.052cm" svg:y="23.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267cm" svg:height="0.268cm" svg:x="31.31cm" svg:y="1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912cm" svg:height="0.882cm" svg:x="14.625cm" svg:y="14.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0.727cm" svg:height="0.747cm" svg:x="22.679cm" svg:y="8.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9" draw:layer="layout" svg:width="0.641cm" svg:height="0.637cm" svg:x="16.912cm" svg:y="24.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0" draw:layer="layout" svg:width="0.629cm" svg:height="0.608cm" svg:x="6.065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608cm" svg:height="0.594cm" svg:x="45.747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868cm" svg:height="0.88cm" svg:x="8.278cm" svg:y="33.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draw:layer="layout" svg:width="0.781cm" svg:height="0.862cm" svg:x="44.581cm" svg:y="24.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draw:layer="layout" svg:width="0.789cm" svg:height="0.723cm" svg:x="30.088cm" svg:y="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11" draw:layer="layout" svg:width="2.4cm" svg:height="1.002cm" svg:x="3.071cm" svg:y="25.1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 draw:text-style-name="P11" draw:layer="layout" svg:width="1.001cm" svg:height="1.199cm" draw:transform="skewX (-0.000872664625997168) rotate (1.62018914462634) translate (2.52cm 26.169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0.4cm" svg:height="0.401cm" svg:x="4.671cm" svg:y="25.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line draw:style-name="gr34" draw:text-style-name="P3" draw:layer="layout" svg:x1="5.688cm" svg:y1="25.356cm" svg:x2="23.165cm" svg:y2="18.932cm">
          <text:p/>
        </draw:line>
        <draw:frame draw:style-name="gr35" draw:text-style-name="P12" draw:layer="layout" svg:width="7.225cm" svg:height="0.962cm" svg:x="1.528cm" svg:y="26.811cm">
          <draw:text-box>
            <text:p>Previous agent poisition</text:p>
          </draw:text-box>
        </draw:frame>
        <draw:custom-shape draw:style-name="gr30" draw:text-style-name="P10" draw:layer="layout" svg:width="0.789cm" svg:height="0.723cm" svg:x="17.429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3" draw:layer="layout" svg:width="31.768cm" svg:height="9.091cm" svg:x="17.232cm" svg:y="29.909cm">
          <draw:text-box>
            <text:list text:style-name="L2">
              <text:list-item>
                <text:p><text:span text:style-name="T4">Spatially explicit:</text:span><text:span text:style-name="T5"> as the agent is moving in a 3D space at each time step, the perception system accesses various stochastic spatial objects around it, e.g. food items, predators, conspecifics. For each of these objects, the visibility (visual range) is calculated and the agent “sees” only thode objects that are within it.</text:span></text:p>
              </text:list-item>
              <text:list-item>
                <text:p><text:span text:style-name="T4">Spatial segmentation:</text:span><text:span text:style-name="T5"> Only a limited number of spatial neighbouring objects are assessed, the other are ignored by a partial distance ranking algorithm ensuring fast calculatuion </text:span></text:p>
              </text:list-item>
            </text:list>
          </draw:text-box>
        </draw:frame>
        <draw:frame draw:style-name="gr37" draw:text-style-name="P5" draw:layer="layout" svg:width="11.935cm" svg:height="2.645cm" svg:x="1cm" svg:y="1cm">
          <draw:text-box>
            <text:p text:style-name="P14"><text:span text:style-name="T1">Remote objects excluded from spatial computations</text:span></text:p>
          </draw:text-box>
        </draw:frame>
        <draw:line draw:style-name="gr38" draw:text-style-name="P3" draw:layer="layout" svg:x1="5.61cm" svg:y1="3.598cm" svg:x2="6.192cm" svg:y2="6.8cm">
          <text:p/>
        </draw:line>
        <draw:line draw:style-name="gr38" draw:text-style-name="P3" draw:layer="layout" svg:x1="13.288cm" svg:y1="1.764cm" svg:x2="16.845cm" svg:y2="2.07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4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7-06-06T11:52:24.497479336</meta:creation-date>
    <dc:date>2017-06-29T21:32:09.177322986</dc:date>
    <dc:creator>Sergey Budaev</dc:creator>
    <meta:editing-duration>PT1H40M43S</meta:editing-duration>
    <meta:editing-cycles>26</meta:editing-cycles>
    <meta:generator>LibreOffice/5.1.6.2$Linux_X86_64 LibreOffice_project/07ac168c60a517dba0f0d7bc7540f5afa45f0909</meta:generator>
    <meta:document-statistic meta:object-count="74"/>
  </office:meta>
</office:document-meta>
</file>